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3"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4"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5"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T10" style:parent-style-name="DefaultParagraphFont" style:family="text">
      <style:text-properties fo:font-size="16pt" style:font-size-asian="16pt" style:font-size-complex="16pt" style:text-underline-type="single" style:text-underline-style="solid" style:text-underline-width="auto" style:text-underline-mode="continuous"/>
    </style:style>
    <style:style style:name="T11" style:parent-style-name="DefaultParagraphFont" style:family="text">
      <style:text-properties fo:language="bs" fo:country="BA"/>
    </style:style>
    <style:style style:name="T12" style:parent-style-name="DefaultParagraphFont" style:family="text">
      <style:text-properties fo:language="bs" fo:country="BA"/>
    </style:style>
    <style:style style:name="T13" style:parent-style-name="DefaultParagraphFont" style:family="text">
      <style:text-properties fo:language="bs" fo:country="BA"/>
    </style:style>
    <style:style style:name="T14" style:parent-style-name="DefaultParagraphFont" style:family="text">
      <style:text-properties fo:language="bs" fo:country="BA"/>
    </style:style>
  </office:automatic-styles>
  <office:body>
    <office:text text:use-soft-page-breaks="true">
      <text:p text:style-name="P1">PARKING</text:p>
      <text:p text:style-name="P2"/>
      <text:p text:style-name="P3">Namjena sistema</text:p>
      <text:p text:style-name="P4"/>
      <text:p text:style-name="Standard">Osnovna uloga ove aplikacije je da olakša i ubrza odabir i korištenje parkinga. Zasniva se na ideji da se korisniku prikaže mapa grada -u našem slučaju isključivo Sarajeva- <text:s/>čime mu se daje mogućnost da<text:s/>pronađe/odabere neki od parkinga nakon čega može koristiti usluge tog parkinga bilo da je rezervacije parking mjesta, provjera dostupnosti parking mjesta, provjera mogućih popusta itd.</text:p>
      <text:p text:style-name="Standard"/>
      <text:p text:style-name="Standard"/>
      <text:p text:style-name="P5">Akteri</text:p>
      <text:p text:style-name="Standard"/>
      <text:list text:style-name="LFO1" text:continue-numbering="true">
        <text:list-item>
          <text:p text:style-name="P6">Korisnik usluga parkinga</text:p>
        </text:list-item>
        <text:list-item>
          <text:p text:style-name="P7">Zaposlenici parkinga</text:p>
        </text:list-item>
        <text:list-item>
          <text:p text:style-name="P8">Vlasnici parkinga</text:p>
        </text:list-item>
        <text:list-item>
          <text:p text:style-name="P9">Sistem</text:p>
        </text:list-item>
      </text:list>
      <text:p text:style-name="Standard"/>
      <text:p text:style-name="Standard"><text:span text:style-name="T10">Funkcionalost sistema</text:span></text:p>
      <text:p text:style-name="Standard"/>
      <text:p text:style-name="Standard">Prije nego što korisnik otvori aplikaciju otvara mu se prozor/forma za login na kojoj korisnik može unijeti svoj username i password (ukoliko ima account)<text:span text:style-name="T11"><text:s/>ili</text:span><text:s/>izabrati izradu novog korisničkog računa<text:span text:style-name="T12">.</text:span><text:s/>Nakon što se korisnik loginuje, otvara se forma za odabir kategorije vozila (biciklo, automobil, kamp-kućica, kamion itd).<text:s/>Kada korisnik izabere kateogriju<text:s/>vozila prikazuje mu se mapa grada na kojoj je označen svaki parking koji ima predviđeno mjesto za tu vrstu vozila. Na svakom od tih parkinga je označeno da li parking ima slobodnih mjesta ili ne. Ukoliko parking nema slobodnih mjesta, korisniku se prikazuje timer koji označava za koliko vremena će se osloboditi neko od mjesta na tom parking za tu vrstu vozila. Klikom na neki od parkinga korisniku se prikazuju usluge tog parkinga.</text:p>
      <text:p text:style-name="Standard"/>
      <text:p text:style-name="Standard">Jedna od usluga parkinga je rezervacija parking mjesta. Korisniku se prikaže<text:s/>grubi prikaz parkinga tj. spratovi, ćelije (skup od više automobila koji su parkirani jedno do drugog) redovi i sl. pri čemu su različito označene ćelije sa slobodnim i zauzetim mjestima (nekom ikonicom). Pod zauzetim mjestom se podrazumijeva mjesto na kojem već ima vozilo ili na kojem postoji rezervacija. Ovo je realizovano trodimezionalnom matricom pri čemu su dimenzije spratovi, redovi, ćelije, a svaka ćelija je predstavljena kao niz. Nakon što korisnik izabere ćeliju dodjeljuje mu se prvo mjesto s lijeva na desno te se ta informacija zapisuje kako u dijelu sistema koji je dostupan samo zaposlenicima tako i na korisnikovom računu na vrhu prozora pri čemu se korisniku također upisuje termin koji je rezervisao te adresa parkinga. Korisnik ima mogućnost da rezerviše parking <text:s/>na neodređeno i određeno vrijeme. Naravno, moguće je poništiti rezervaciju u bilo koje doba. Ukoliko korisnik zatraži rezervaciju van radnog vremena (kojeg određuje vlasnik) poništava se zahtjev i korisnik se obavještava o tome.</text:p>
      <text:p text:style-name="Standard"/>
      <text:p text:style-name="Standard">Ukoliko<text:s/>korisnik rezerviše na određeno vrijeme, dobija popust (ovo je vođeno logikom da korisnik na taj način olakšava organizaciju parkinga pri čemu ostali korisnici znaju kada mogu dobiti slobodno mjesto). Druga način dobijanja za popust je prijavljivanje za popust. Pri prijavljivanju za popust podrazumijeva se odabir neke od ponuđenih opcija koje pružaju određeni popust kao npr. popusti za osobe s invaliditetom, stalne korisnike (nakon odabira ove opcije sistem provjerava na računu tog korisnika koliko dana je tog mjeseca bio na parkingu te šalje povratnu informaciju da je popust odobren<text:s/><text:soft-page-break/>ukoliko je broj dana zadovoljavajući, tj. broj dana je onoliki koliko vlasnik tog parkinga unese u sistem) ili igranje igrice – naravno ukoliko vlasnici parkinga pristanu na tu opciju.</text:p>
      <text:p text:style-name="Standard"/>
      <text:p text:style-name="Standard">Sistema ima mogućnost da dodjeljuje različite cijene zavisno od dana u sedmici ili od doba dana, a korisnici mogu vidjeti te cijene otvaranjem zasebnog prozora. Također, sistem prati u pozadini (asihrono) preostalo vrijeme korisnika i nakon što<text:s/>korisniku prođe vrijeme koje je rezervisao, šalje mu se mail na kojem piše koliko ima vremena da dođe po svoje vozilo (to vrijeme određuje vlasnik)</text:p>
      <text:p text:style-name="Standard"/>
      <text:p text:style-name="Standard">Pored ljudi koji žele koristit usluge parkinga, korisnici aplikacije mogu biti i zaposlenici parkinga te vlasnik parkinga. Zaposlenici parkinga mogu<text:span text:style-name="T13"><text:s/></text:span>dodijeliti nekome mjesto ukoliko taj neko nije rezervisao mjesto na parkingu ranije koristeći aplikaciju nego se dovezao na parking u proizvoljno vrijeme. Za ovu opciju potrebno je unijeti zaposleničku lozinku. Bitno je spomenuti da osobe s invaliditetom u tom slučaju ne gube mogućnost na popust, dok se popust za stalne korisnike u tom slučaju ne može koristit, jer bi provjera usporavala promet.<text:s/></text:p>
      <text:p text:style-name="Standard"/>
      <text:p text:style-name="Standard">Vlasnik parkinga ima mogućnost da odabere u posebnom prozoru (u kojem se traži admin lozinka) radno vrijeme parkinga, kriterije za popust i sam popust, poništi rezervacije iz nekog razloga (zaposlenici mogu<text:s/>samo podnijeti zahtjev za poništavanje rezervacije). Također, vlasnik može izabrati period koji mora postojati između rezervacija da ne bi došlo do konflikta u dvije rezervcije ako npr. neko zaboravi ili ne stigne dođi po svoje vozilo na vrijeme. Kao što je ranije spomenuto, vlasnik ima mogućnost da izabere koliko vremena korisnik ima da dođe po svoje vozilo. <text:s text:c="3"/></text:p>
      <text:p text:style-name="Standard"/>
      <text:p text:style-name="Standard"><text:span text:style-name="T14">Na izlasku sa parkinga korisnik vrši plaćanje, koje može izvršiti kartično ili gotovino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ejra</dc:creator>
    <meta:creation-date>2021-03-24T20:15:00Z</meta:creation-date>
    <dc:date>2021-03-24T20:21:00Z</dc:date>
    <meta:template xlink:href="Normal" xlink:type="simple"/>
    <meta:editing-cycles>3</meta:editing-cycles>
    <meta:editing-duration>PT180S</meta:editing-duration>
    <meta:document-statistic meta:page-count="2" meta:paragraph-count="9" meta:word-count="715" meta:character-count="4787" meta:row-count="34" meta:non-whitespace-character-count="4081"/>
  </office:meta>
</office:document-meta>
</file>